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B9F00F974BB8605A0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style:font-name="Liberation Sans2" fo:font-size="9pt" fo:language="en" fo:country="US" officeooo:rsid="000bc8c3" officeooo:paragraph-rsid="027e9d6f" style:font-size-asian="9pt" style:font-size-complex="9pt"/>
    </style:style>
    <style:style style:name="P2" style:family="paragraph" style:parent-style-name="Header">
      <style:paragraph-properties fo:text-align="end" style:justify-single-word="false"/>
      <style:text-properties style:font-name="Liberation Sans2" fo:font-size="9pt" fo:language="en" fo:country="US" officeooo:rsid="000bc8c3" officeooo:paragraph-rsid="027e9d6f" style:font-size-asian="9pt" style:font-size-complex="9pt"/>
    </style:style>
    <style:style style:name="P3" style:family="paragraph" style:parent-style-name="Standard">
      <style:text-properties fo:font-size="2pt" officeooo:paragraph-rsid="027e9d6f" style:font-size-asian="1.75pt" style:font-size-complex="2pt"/>
    </style:style>
    <style:style style:name="P4" style:family="paragraph" style:parent-style-name="Standard">
      <style:text-properties fo:language="en" fo:country="GB" officeooo:rsid="019d9f3d" officeooo:paragraph-rsid="02ae2fdc"/>
    </style:style>
    <style:style style:name="P5" style:family="paragraph" style:parent-style-name="Standard">
      <style:text-properties fo:language="en" fo:country="GB" officeooo:paragraph-rsid="02b326df"/>
    </style:style>
    <style:style style:name="P6" style:family="paragraph" style:parent-style-name="Standard">
      <style:text-properties fo:language="en" fo:country="GB" officeooo:paragraph-rsid="02b3d9f6"/>
    </style:style>
    <style:style style:name="P7" style:family="paragraph" style:parent-style-name="Standard">
      <style:text-properties officeooo:paragraph-rsid="02afb548"/>
    </style:style>
    <style:style style:name="P8" style:family="paragraph" style:parent-style-name="Footer">
      <style:text-properties fo:language="en" fo:country="US" officeooo:paragraph-rsid="027e9d6f"/>
    </style:style>
    <style:style style:name="P9" style:family="paragraph" style:parent-style-name="Heading_20_2">
      <style:text-properties fo:language="en" fo:country="GB" officeooo:rsid="02b2c0a0" officeooo:paragraph-rsid="02b2c0a0"/>
    </style:style>
    <style:style style:name="P10" style:family="paragraph" style:parent-style-name="Heading_20_1">
      <style:text-properties fo:language="en" fo:country="GB" officeooo:rsid="02ae2fdc" officeooo:paragraph-rsid="02ae2fdc"/>
    </style:style>
    <style:style style:name="P11"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1c64a07" officeooo:paragraph-rsid="02b326df" style:font-weight-asian="normal"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normal" officeooo:rsid="00fff46b" style:font-weight-asian="normal" style:font-weight-complex="normal"/>
    </style:style>
    <style:style style:name="T3" style:family="text">
      <style:text-properties officeooo:rsid="027e9d6f"/>
    </style:style>
    <style:style style:name="T4" style:family="text">
      <style:text-properties style:use-window-font-color="true" fo:font-weight="bold" officeooo:rsid="02b2c0a0" style:font-weight-asian="bold" style:font-weight-complex="bold"/>
    </style:style>
    <style:style style:name="T5" style:family="text">
      <style:text-properties style:use-window-font-color="true" fo:font-weight="bold" officeooo:rsid="02b326df" style:font-weight-asian="bold" style:font-weight-complex="bold"/>
    </style:style>
    <style:style style:name="T6" style:family="text">
      <style:text-properties style:use-window-font-color="true" fo:font-weight="normal" officeooo:rsid="01c64a07" style:font-weight-asian="normal" style:font-weight-complex="normal"/>
    </style:style>
    <style:style style:name="T7" style:family="text">
      <style:text-properties style:use-window-font-color="true" fo:font-weight="normal" officeooo:rsid="02b2c0a0" style:font-weight-asian="normal" style:font-weight-complex="normal"/>
    </style:style>
    <style:style style:name="T8" style:family="text">
      <style:text-properties style:use-window-font-color="true" fo:font-weight="normal" officeooo:rsid="02b326df" style:font-weight-asian="normal" style:font-weight-complex="normal"/>
    </style:style>
    <style:style style:name="T9" style:family="text">
      <style:text-properties style:use-window-font-color="true" fo:font-weight="normal" officeooo:rsid="02b3d9f6" style:font-weight-asian="normal" style:font-weight-complex="normal"/>
    </style:style>
    <style:style style:name="T10" style:family="text">
      <style:text-properties style:use-window-font-color="true" fo:font-weight="normal" officeooo:rsid="02b50df2" style:font-weight-asian="normal" style:font-weight-complex="normal"/>
    </style:style>
    <style:style style:name="T11" style:family="text">
      <style:text-properties fo:language="en" fo:country="GB" officeooo:rsid="01c64a07"/>
    </style:style>
    <style:style style:name="T12" style:family="text">
      <style:text-properties fo:language="en" fo:country="GB" officeooo:rsid="02afb548"/>
    </style:style>
    <style:style style:name="T13" style:family="text">
      <style:text-properties fo:language="en" fo:country="GB" officeooo:rsid="02b0cefc"/>
    </style:style>
    <style:style style:name="T14" style:family="text">
      <style:text-properties officeooo:rsid="02ae2fdc"/>
    </style:style>
    <style:style style:name="T15" style:family="text">
      <style:text-properties officeooo:rsid="02b50df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s>
      <text:h text:style-name="P10" text:outline-level="1">Jane users charta</text:h>
      <text:p text:style-name="P4">(<text:sequence text:ref-name="refStep0" text:name="Step" style:num-format="1">1</text:sequence>) <text:span text:style-name="T14">This document describes the rules to which we want to adhere when using Jane, the ticketing and time tracking system run by Rumma &amp; Ko OÜ</text:span></text:p>
      <text:p text:style-name="P7"><text:span text:style-name="T11">(</text:span><text:span text:style-name="T11"><text:sequence text:ref-name="refStep1" text:name="Step" text:formula="ooow:Step+1" style:num-format="1">2</text:sequence></text:span><text:span text:style-name="T11">) </text:span><text:span text:style-name="T12">This document is not a contract. If you observe that you or somebody else fails in complying with these rules, then <text:s/>don't panic, be upright and bold, share your observation </text:span><text:span text:style-name="T13">with others by posting a ticket and do your best to solve that ticket.</text:span></text:p>
      <text:p text:style-name="P9">Working <text:span text:style-name="T15">time</text:span></text:p>
      <text:p text:style-name="P5"><text:span text:style-name="T6">(</text:span><text:span text:style-name="T6"><text:sequence text:ref-name="refStep2" text:name="Step" text:formula="ooow:Step+1" style:num-format="1">3</text:sequence></text:span><text:span text:style-name="T6">) </text:span><text:span text:style-name="T7">When you work for Lino, then you </text:span><text:span text:style-name="T4">may</text:span><text:span text:style-name="T7"> register your working </text:span><text:span text:style-name="T10">time </text:span><text:span text:style-name="T7">in Jane. </text:span></text:p>
      <text:p text:style-name="P6"><text:span text:style-name="T6">(</text:span><text:span text:style-name="T6"><text:sequence text:ref-name="refStep3" text:name="Step" text:formula="ooow:Step+1" style:num-format="1">4</text:sequence></text:span><text:span text:style-name="T6">) </text:span><text:span text:style-name="T9">When you register your working times, then you should do it rigorously and correctly. If you are not online when working, then take care of registering them as soon as you get online agai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fo:keep-together="always" style:page-number="auto"/>
      <style:text-properties style:font-name="Liberation Sans" fo:font-family="'Liberation Sans'" style:font-style-name="Regular" style:font-family-generic="swiss" style:font-pitch="variable" fo:font-size="10pt" fo:language="de" fo:country="D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mm" fo:margin-bottom="0.49mm" loext:contextual-spacing="false" fo:text-align="justify" style:justify-single-word="false" style:page-number="auto"/>
      <style:text-propertie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class="text" style:master-page-name="">
      <style:paragraph-properties fo:margin-top="1.99mm" fo:margin-bottom="1.01mm" loext:contextual-spacing="false" style:page-number="auto"/>
      <style:text-properties style:font-name="Liberation Sans1" fo:font-family="'Liberation Sans'" style:font-style-name="Bold" style:font-family-generic="swiss" style:font-pitch="variable" fo:font-size="12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Addressee" style:family="paragraph" style:parent-style-name="Standard" style:class="extra">
      <style:paragraph-properties fo:margin-top="0mm" fo:margin-bottom="1.06m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master-page-name="">
      <style:paragraph-properties fo:margin-top="1.01mm" fo:margin-bottom="1.01mm" loext:contextual-spacing="false" style:page-number="auto"/>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ocabulaire" style:family="paragraph" style:parent-style-name="Standard">
      <style:paragraph-properties>
        <style:tab-stops>
          <style:tab-stop style:position="84.67mm"/>
        </style:tab-stops>
      </style:paragraph-properties>
      <style:text-properties style:font-name="Times New Roman" fo:font-family="'Times New Roman'" style:font-family-generic="roman" style:font-pitch="variable" fo:font-size="12pt" style:font-size-asian="16pt" style:font-size-complex="16pt"/>
    </style:style>
    <style:style style:name="Remplissez" style:family="paragraph" style:parent-style-name="Vocabulaire">
      <style:paragraph-properties fo:margin-top="1.99mm" fo:margin-bottom="1.99mm" loext:contextual-spacing="false" style:line-height-at-least="6mm"/>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2" style:family="table">
      <style:table-properties style:width="185.01mm" style:rel-width="100%" fo:margin-left="0mm" table:align="left"/>
    </style:style>
    <style:style style:name="Table2.A" style:family="table-column">
      <style:table-column-properties style:column-width="119.31mm" style:rel-column-width="6764*"/>
    </style:style>
    <style:style style:name="Table2.B" style:family="table-column">
      <style:table-column-properties style:column-width="20.51mm" style:rel-column-width="1163*"/>
    </style:style>
    <style:style style:name="Table2.C" style:family="table-column">
      <style:table-column-properties style:column-width="45.19mm" style:rel-column-width="2562*"/>
    </style:style>
    <style:style style:name="Table2.A1" style:family="table-cell">
      <style:table-cell-properties style:vertical-align="middle" fo:background-color="transparent" fo:padding="0.97mm" fo:border="none">
        <style:background-image/>
      </style:table-cell-properties>
    </style:style>
    <style:style style:name="MP1" style:family="paragraph" style:parent-style-name="Header">
      <style:paragraph-properties fo:text-align="start" style:justify-single-word="false"/>
      <style:text-properties style:font-name="Liberation Sans2" fo:font-size="9pt" fo:language="en" fo:country="US" officeooo:rsid="000bc8c3" officeooo:paragraph-rsid="027e9d6f" style:font-size-asian="9pt" style:font-size-complex="9pt"/>
    </style:style>
    <style:style style:name="MP2" style:family="paragraph" style:parent-style-name="Header">
      <style:paragraph-properties fo:text-align="end" style:justify-single-word="false"/>
      <style:text-properties style:font-name="Liberation Sans2" fo:font-size="9pt" fo:language="en" fo:country="US" officeooo:rsid="000bc8c3" officeooo:paragraph-rsid="027e9d6f" style:font-size-asian="9pt" style:font-size-complex="9pt"/>
    </style:style>
    <style:style style:name="MP3" style:family="paragraph" style:parent-style-name="Standard">
      <style:text-properties fo:font-size="2pt" officeooo:paragraph-rsid="027e9d6f" style:font-size-asian="1.75pt" style:font-size-complex="2pt"/>
    </style:style>
    <style:style style:name="MP4" style:family="paragraph" style:parent-style-name="Footer">
      <style:text-properties fo:language="en" fo:country="US" officeooo:paragraph-rsid="027e9d6f"/>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weight="normal" officeooo:rsid="00fff46b" style:font-weight-asian="normal" style:font-weight-complex="normal"/>
    </style:style>
    <style:style style:name="MT3" style:family="text">
      <style:text-properties officeooo:rsid="027e9d6f"/>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loext:rel-width-rel="paragraph"/>
    </style:style>
    <style:style style:name="Mfr2"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usage="mirrored">
      <style:page-layout-properties fo:page-width="210.01mm" fo:page-height="297mm" style:num-format="1" style:paper-tray-name="Manual Feed" style:print-orientation="portrait" fo:margin-top="10mm" fo:margin-bottom="10mm" fo:margin-left="14.99mm" fo:margin-right="10mm" style:writing-mode="lr-tb" draw:fill-image-width="0mm" draw:fill-image-height="0mm" style:footnote-max-height="0mm">
        <style:columns fo:column-count="2" fo:column-gap="4.97mm">
          <style:column style:rel-width="32767*" fo:start-indent="0mm" fo:end-indent="2.49mm"/>
          <style:column style:rel-width="32768*" fo:start-indent="2.49mm" fo:end-indent="0mm"/>
        </style:columns>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99pt solid #000000" fo:border-left="none" fo:border-right="none" fo:padding="0.49mm" style:shadow="none" fo:background-color="transparent" style:dynamic-spacing="false" draw:fill="none" draw:fill-color="#cfe7f5"/>
      </style:header-style>
      <style:footer-style>
        <style:header-footer-properties fo:min-height="9.98mm" fo:margin-left="0mm" fo:margin-right="0mm" fo:margin-top="4.99mm" fo:background-color="transparent" style:dynamic-spacing="false" draw:fill="none" draw:fill-color="#cfe7f5"/>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frame draw:style-name="Mfr1" draw:name="Image2" text:anchor-type="as-char" svg:width="117.37mm" style:rel-width="100%" svg:height="14.89mm" style:rel-height="scale" draw:z-index="0"><draw:image xlink:href="../../../../../Documents/lino/logo-tree/letter_header.png" xlink:type="simple" xlink:show="embed" xlink:actuate="onLoad"/></draw:frame></text:p>
            </table:table-cell>
            <table:table-cell table:style-name="Table2.A1" office:value-type="string">
              <text:p text:style-name="MP2"><draw:frame draw:style-name="Mfr2" draw:name="Image4" text:anchor-type="as-char" svg:width="16.3mm" svg:height="14.99mm" draw:z-index="1"><draw:image xlink:href="Pictures/10000201000000C8000000B9F00F974BB8605A08.png" xlink:type="simple" xlink:show="embed" xlink:actuate="onLoad"/></draw:frame></text:p>
            </table:table-cell>
            <table:table-cell table:style-name="Table2.A1" office:value-type="string">
              <text:p text:style-name="MP1"><text:span text:style-name="MT1">Rumma &amp; Ko OÜ<text:line-break/></text:span><text:span text:style-name="MT2">www.saffre-rumma.net</text:span></text:p>
            </table:table-cell>
          </table:table-row>
        </table:table>
        <text:p text:style-name="MP3"/>
      </style:header>
      <style:footer>
        <text:p text:style-name="MP4"><text:tab/>Lino <text:span text:style-name="MT3">Maintenance </text:span>Agreement <text:date style:data-style-name="N84" text:date-value="2017-05-15T09:53:58.420675182">2017-05-15</text:date> <text:s/><text:time style:data-style-name="N40" text:time-value="2017-05-15T09:53:58.420858117">09:53</text:time><text:tab/>Page <text:page-number text:select-page="current">1</text:page-number> /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3-06-04T12:59:21</meta:creation-date>
    <dc:date>2017-05-15T09:53:58.238127870</dc:date>
    <meta:editing-duration>P1DT10H53M43S</meta:editing-duration>
    <meta:editing-cycles>643</meta:editing-cycles>
    <meta:generator>LibreOffice/5.1.6.2$Linux_X86_64 LibreOffice_project/10m0$Build-2</meta:generator>
    <dc:creator>Luc Saffre</dc:creator>
    <meta:document-statistic meta:table-count="1" meta:image-count="2" meta:object-count="0" meta:page-count="1" meta:paragraph-count="10" meta:word-count="141" meta:character-count="778" meta:non-whitespace-character-count="641"/>
  </office:meta>
</office:document-meta>
</file>